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32acb1" officeooo:paragraph-rsid="0032acb1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2" style:family="paragraph" style:parent-style-name="Text_20_body">
      <style:paragraph-properties fo:text-align="start" style:justify-single-word="false"/>
      <style:text-properties fo:language="ru" fo:country="RU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345666" officeooo:paragraph-rsid="00345666"/>
    </style:style>
    <style:style style:name="P25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6" style:family="paragraph" style:parent-style-name="Text_20_body">
      <style:text-properties fo:language="ru" fo:country="RU" officeooo:rsid="003535f0" officeooo:paragraph-rsid="003535f0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36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37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38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39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0" style:family="paragraph" style:parent-style-name="Text_20_body">
      <style:text-properties officeooo:rsid="00345666" officeooo:paragraph-rsid="00345666"/>
    </style:style>
    <style:style style:name="P41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42" style:family="paragraph" style:parent-style-name="Text_20_body">
      <style:paragraph-properties fo:text-align="start" style:justify-single-word="false"/>
      <style:text-properties officeooo:rsid="00345666" officeooo:paragraph-rsid="0035314e"/>
    </style:style>
    <style:style style:name="P43" style:family="paragraph" style:parent-style-name="Text_20_body">
      <style:text-properties officeooo:rsid="00345666" officeooo:paragraph-rsid="0035314e"/>
    </style:style>
    <style:style style:name="P44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45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46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47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48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49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0" style:family="paragraph" style:parent-style-name="Text_20_body">
      <style:text-properties officeooo:rsid="003bfa34" officeooo:paragraph-rsid="003bfa34"/>
    </style:style>
    <style:style style:name="P51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52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53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54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55" style:family="paragraph" style:parent-style-name="Subtitle">
      <style:paragraph-properties fo:text-align="start" style:justify-single-word="false"/>
    </style:style>
    <style:style style:name="P56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57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58" style:family="paragraph" style:parent-style-name="Heading_20_1">
      <style:text-properties officeooo:paragraph-rsid="0035314e"/>
    </style:style>
    <style:style style:name="P59" style:family="paragraph" style:parent-style-name="Heading_20_1">
      <style:text-properties officeooo:paragraph-rsid="003bfa34"/>
    </style:style>
    <style:style style:name="P60" style:family="paragraph" style:parent-style-name="Subtitle">
      <style:paragraph-properties fo:text-align="start" style:justify-single-word="false"/>
    </style:style>
    <style:style style:name="P61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2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63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4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65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66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67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68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04c6f"/>
    </style:style>
    <style:style style:name="T11" style:family="text">
      <style:text-properties fo:language="ru" fo:country="RU" officeooo:rsid="00228820"/>
    </style:style>
    <style:style style:name="T12" style:family="text">
      <style:text-properties fo:language="ru" fo:country="RU" officeooo:rsid="002322d9"/>
    </style:style>
    <style:style style:name="T13" style:family="text">
      <style:text-properties fo:language="ru" fo:country="RU" officeooo:rsid="002a2d4c"/>
    </style:style>
    <style:style style:name="T14" style:family="text">
      <style:text-properties fo:language="ru" fo:country="RU" officeooo:rsid="002b9b61"/>
    </style:style>
    <style:style style:name="T15" style:family="text">
      <style:text-properties fo:language="ru" fo:country="RU" officeooo:rsid="002cd52a"/>
    </style:style>
    <style:style style:name="T16" style:family="text">
      <style:text-properties fo:language="ru" fo:country="RU" officeooo:rsid="0032acb1"/>
    </style:style>
    <style:style style:name="T17" style:family="text">
      <style:text-properties fo:language="ru" fo:country="RU" officeooo:rsid="00304422"/>
    </style:style>
    <style:style style:name="T18" style:family="text">
      <style:text-properties fo:language="ru" fo:country="RU" officeooo:rsid="0035314e"/>
    </style:style>
    <style:style style:name="T19" style:family="text">
      <style:text-properties fo:language="ru" fo:country="RU" officeooo:rsid="00345666"/>
    </style:style>
    <style:style style:name="T20" style:family="text">
      <style:text-properties fo:language="ru" fo:country="RU" officeooo:rsid="003535f0"/>
    </style:style>
    <style:style style:name="T21" style:family="text">
      <style:text-properties fo:language="ru" fo:country="RU" officeooo:rsid="003a0308"/>
    </style:style>
    <style:style style:name="T22" style:family="text">
      <style:text-properties fo:language="ru" fo:country="RU" officeooo:rsid="003bfa34"/>
    </style:style>
    <style:style style:name="T23" style:family="text">
      <style:text-properties fo:language="ru" fo:country="RU" officeooo:rsid="003e73ab"/>
    </style:style>
    <style:style style:name="T24" style:family="text">
      <style:text-properties fo:language="ru" fo:country="RU" officeooo:rsid="004103fb"/>
    </style:style>
    <style:style style:name="T25" style:family="text">
      <style:text-properties fo:language="ru" fo:country="RU" officeooo:rsid="0041442a"/>
    </style:style>
    <style:style style:name="T26" style:family="text">
      <style:text-properties fo:language="ru" fo:country="RU" officeooo:rsid="00428a52"/>
    </style:style>
    <style:style style:name="T27" style:family="text">
      <style:text-properties fo:language="ru" fo:country="RU" officeooo:rsid="00433ad1"/>
    </style:style>
    <style:style style:name="T28" style:family="text">
      <style:text-properties fo:language="ru" fo:country="RU" officeooo:rsid="0044bc7d"/>
    </style:style>
    <style:style style:name="T29" style:family="text">
      <style:text-properties fo:language="ru" fo:country="RU" officeooo:rsid="003cc631"/>
    </style:style>
    <style:style style:name="T30" style:family="text">
      <style:text-properties officeooo:rsid="00264c01"/>
    </style:style>
    <style:style style:name="T31" style:family="text">
      <style:text-properties officeooo:rsid="0026bea8"/>
    </style:style>
    <style:style style:name="T32" style:family="text">
      <style:text-properties officeooo:rsid="002851be"/>
    </style:style>
    <style:style style:name="T33" style:family="text">
      <style:text-properties fo:font-size="10pt" fo:font-weight="normal" style:font-weight-asian="normal" style:font-weight-complex="normal"/>
    </style:style>
    <style:style style:name="T34" style:family="text">
      <style:text-properties officeooo:rsid="002cd52a"/>
    </style:style>
    <style:style style:name="T35" style:family="text">
      <style:text-properties officeooo:rsid="0035314e"/>
    </style:style>
    <style:style style:name="T36" style:family="text">
      <style:text-properties officeooo:rsid="003bfa34"/>
    </style:style>
    <style:style style:name="T37" style:family="text">
      <style:text-properties officeooo:rsid="003c4411"/>
    </style:style>
    <style:style style:name="T38" style:family="text">
      <style:text-properties officeooo:rsid="0041442a"/>
    </style:style>
    <style:style style:name="T39" style:family="text">
      <style:text-properties officeooo:rsid="00433ad1"/>
    </style:style>
    <style:style style:name="T40" style:family="text">
      <style:text-properties officeooo:rsid="004b2f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9">Система автоматизации работы с конфигурацией подключенной к хранилищу.</text:span></text:p>
      <text:p text:style-name="P3"/>
      <text:p text:style-name="P55">Задача</text:p>
      <text:p text:style-name="P3"/>
      <text:p text:style-name="P1"><text:span text:style-name="T9">В ходе коллективной разработки, </text:span><text:span text:style-name="T10">приходится выполнять ряд рутинных операций, которые можно было бы автоматизировать, как например:</text:span></text:p>
      <text:list xml:id="list1052677277822846417" text:style-name="L1">
        <text:list-item>
          <text:p text:style-name="P63">Ежедневная выгрузка и отправка партнерам актуальной версии конфигурации из хранилища;</text:p>
        </text:list-item>
        <text:list-item>
          <text:p text:style-name="P63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64"><text:span text:style-name="T9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9">)</text:span><text:span text:style-name="T24">.</text:span></text:p>
        </text:list-item>
        <text:list-item>
          <text:p text:style-name="P65"><text:span text:style-name="T24">З</text:span><text:span text:style-name="T9">агрузка конфигурации в рабочую базу данных.</text:span></text:p>
        </text:list-item>
      </text:list>
      <text:p text:style-name="P57"/>
      <text:p text:style-name="P5"><text:span text:style-name="T9">Для автоматизации подобных задач и предназначена </text:span><text:span text:style-name="T11">конфигурация</text:span><text:span text:style-name="T9"> 1</text:span><text:span text:style-name="T1">CI. </text:span><text:span text:style-name="T11">Часть названия конфигурации является аббревиатурой и расшифровывающейся как </text:span><text:span text:style-name="T2">Continuous Integration, </text:span><text:span text:style-name="T11">что является отсылкой к </text:span><text:span text:style-name="T12">одноименной концепции.</text:span></text:p>
      <text:p text:style-name="P15"/>
      <text:p text:style-name="P56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1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38">и</text:span>, <text:span text:style-name="T38">в</text:span> котор<text:span text:style-name="T38">ом</text:span> ведется разработка. Для каждого элемента справочника задается список пользователей, которые могут работать с <text:span text:style-name="T38">хранилищем</text:span>, их имена и пароли. <text:s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1735564687036307480" text:style-name="L2">
        <text:list-item>
          <text:p text:style-name="P62">В ручную из клиента 1С: Предприятие;</text:p>
        </text:list-item>
        <text:list-item>
          <text:p text:style-name="P62">По расписанию, с помощью регламентного задания;</text:p>
        </text:list-item>
        <text:list-item>
          <text:p text:style-name="P62">Из командной строки 1С: Предприятия.</text:p>
        </text:list-item>
      </text:list>
      <text:p text:style-name="P2"/>
      <text:p text:style-name="P2"><text:soft-page-break/>Для элемент<text:span text:style-name="T38">ов</text:span> справочника «<text:span text:style-name="T1">Tasks</text:span>», <text:span text:style-name="T30">в табличной части, </text:span>задается спис<text:span text:style-name="T30">ок</text:span> действий, которые <text:s/>необходимо выполнить. <text:span text:style-name="T30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1">й</text:span>, тогда, в справочнике «<text:span text:style-name="T1">Actions</text:span>» хранится наименование обработки <text:span text:style-name="T31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2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2">з</text:span>ки (хотя самого файла на диске еще нет) <text:span text:style-name="T32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 (последние два способа пока не реализованы)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<text:soft-page-break/>задается два разных списка получателей: <text:s/>один список для случая, если задача завершена с 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38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34">универсальных </text:span>обработок для тестирования:</text:p>
      <text:p text:style-name="P4"><text:span text:style-name="T13">- Обработка </text:span><text:span text:style-name="T14">для запуска встроенного в платформу механизма тестирования (</text:span><text:span text:style-name="T25">параметр</text:span><text:span text:style-name="T14"> </text:span><text:span text:style-name="T25">запуска </text:span><text:span text:style-name="Strong_20_Emphasis"><text:span text:style-name="T33">CheckModules</text:span></text:span><text:span text:style-name="T14">);</text:span></text:p>
      <text:p text:style-name="P4"><text:span text:style-name="T14">- </text:span><text:span text:style-name="T15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55"><text:span text:style-name="T15">Д</text:span><text:span text:style-name="T9">етальное описание объектов метаданных </text:span><text:span text:style-name="T18">(из того, что уже реализовано)</text:span></text:p>
      <text:p text:style-name="P22"/>
      <text:h text:style-name="Heading_20_1" text:outline-level="1"><text:span text:style-name="T9">Справочник «</text:span><text:span text:style-name="T1">Repositories</text:span><text:span text:style-name="T9">»</text:span></text:h>
      <text:p text:style-name="P23">Реквизиты:</text:p>
      <text:p text:style-name="P36"><text:span text:style-name="T9">Path </text:span><text:span text:style-name="T1">&lt;</text:span><text:span text:style-name="T9">Строка</text:span><text:span text:style-name="T1">&gt;</text:span><text:span text:style-name="T9">— путь к каталогу хранилища;</text:span></text:p>
      <text:p text:style-name="P36"><text:span text:style-name="T9">WorkingDir </text:span><text:span text:style-name="T1">&lt;</text:span><text:span text:style-name="T9">Строка</text:span><text:span text:style-name="T1">&gt; - </text:span><text:span text:style-name="T9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36"><text:span text:style-name="T9">PlatformPath </text:span><text:span text:style-name="T1">&lt;</text:span><text:span text:style-name="T9">Строка</text:span><text:span text:style-name="T1">&gt; - </text:span><text:span text:style-name="T9">путь к исполняемому файлу платформы, если не зада</text:span><text:span text:style-name="T26">н</text:span><text:span text:style-name="T9">, устанавливается автоматически с помощью </text:span><text:span text:style-name="T26">функции</text:span><text:span text:style-name="T9"> «</text:span><text:span text:style-name="T1">BinDir</text:span><text:span text:style-name="T9">()».</text:span></text:p>
      <text:p text:style-name="P37"><text:span text:style-name="T3">DBDir</text:span><text:span text:style-name="T9"> </text:span><text:span text:style-name="T1">&lt;</text:span><text:span text:style-name="T9">Строка</text:span><text:span text:style-name="T1">&gt; - </text:span><text:span text:style-name="T9">путь к каталогу, </text:span><text:span text:style-name="T16">где находится база данных, подключенная к хранилищу, если не задан, то используется путь «</text:span><text:span text:style-name="T17">WorkingDir</text:span><text:span text:style-name="T16">\</text:span><text:span text:style-name="T3">DB\</text:span><text:span text:style-name="T17">».</text:span></text:p>
      <text:p text:style-name="P38"><text:span text:style-name="T17">ConfBackupDir </text:span><text:span text:style-name="T1">&lt;</text:span><text:span text:style-name="T9">Строка</text:span><text:span text:style-name="T1">&gt; - </text:span><text:span text:style-name="T9">путь к каталогу, в котором должны хранится </text:span><text:span text:style-name="T26">файлы</text:span><text:span text:style-name="T9"> </text:span><text:span text:style-name="T26">выгрузки</text:span><text:span text:style-name="T9"> из хранилища конфигурации, если не задан, используется путь </text:span><text:span text:style-name="T17">WorkingDir</text:span><text:span text:style-name="T9">\</text:span><text:span text:style-name="T1">Backup.</text:span></text:p>
      <text:p text:style-name="P19"/>
      <text:h text:style-name="Heading_20_1" text:outline-level="1"><text:soft-page-break/>Справочник «Actions»</text:h>
      <text:p text:style-name="P40">Реквизиты:</text:p>
      <text:p text:style-name="P38"><text:span text:style-name="T9">IsInternal </text:span><text:span text:style-name="T1">&lt;</text:span><text:span text:style-name="T9">Булево</text:span><text:span text:style-name="T1">&gt; - </text:span><text:span text:style-name="T9">определяет то, является ли обработка внутренней.</text:span></text:p>
      <text:p text:style-name="P41"><text:span text:style-name="T9">InternalDataProcessor </text:span><text:span text:style-name="T1">&lt;</text:span><text:span text:style-name="T9">Строка</text:span><text:span text:style-name="T1">&gt; - </text:span><text:span text:style-name="T9">наименование внутренней обработки.</text:span></text:p>
      <text:p text:style-name="P41"><text:span text:style-name="T9">DataProcessor </text:span><text:span text:style-name="T1">&lt;</text:span><text:span text:style-name="T9">СправочникСсылка.AdditionalReportsAndDataProcessors</text:span><text:span text:style-name="T1">&gt; - </text:span><text:span text:style-name="T9">ссылка на элемент справочника с внешними обработками.</text:span></text:p>
      <text:p text:style-name="P24"/>
      <text:h text:style-name="P58" text:outline-level="1">Справочник «<text:span text:style-name="T4">Tasks</text:span>»</text:h>
      <text:p text:style-name="P43"><text:span text:style-name="T35">Табличные части</text:span>:</text:p>
      <text:p text:style-name="P25">Actions, реквизиты:</text:p>
      <text:p text:style-name="P39"><text:span text:style-name="T18">Action</text:span><text:span text:style-name="T9"> </text:span><text:span text:style-name="T1">&lt;</text:span><text:span text:style-name="T18">СправочникСсылка.Actions</text:span><text:span text:style-name="T1">&gt;</text:span><text:span text:style-name="T19">.</text:span></text:p>
      <text:p text:style-name="P42"><text:span text:style-name="T18">ActionParams</text:span><text:span text:style-name="T9"> </text:span><text:span text:style-name="T1">&lt;</text:span><text:span text:style-name="T18">ХранилищеЗначений</text:span><text:span text:style-name="T1">&gt; - </text:span><text:span text:style-name="T18">хранилище с параметрами обработки (если таковые имеются).</text:span></text:p>
      <text:p text:style-name="P25"/>
      <text:h text:style-name="Heading_20_1" text:outline-level="1"><text:span text:style-name="T18">Д</text:span><text:span text:style-name="T9">окумент «TaskRunningEvent»</text:span></text:h>
      <text:p text:style-name="P20"/>
      <text:p text:style-name="P26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7">Реквизиты:</text:p>
      <text:p text:style-name="P44"><text:span text:style-name="T9">State </text:span><text:span text:style-name="T1">&lt;</text:span><text:span text:style-name="T9">Перечисление.TaskState</text:span><text:span text:style-name="T1">&gt;</text:span><text:span text:style-name="T9">- состояние процесса выполнения задачи. </text:span></text:p>
      <text:p text:style-name="P44"><text:span text:style-name="T9">Task </text:span><text:span text:style-name="T1">&lt;</text:span><text:span text:style-name="T21">Справочник</text:span><text:span text:style-name="T9">Ссылка.Tasks</text:span><text:span text:style-name="T1">&gt; - </text:span><text:span text:style-name="T9">ссылк ана задачу.</text:span></text:p>
      <text:p text:style-name="P44"><text:span text:style-name="T9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9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26">записи событий</text:span><text:span text:style-name="T9"> проведение не используется.</text:span></text:p>
      <text:p text:style-name="P45"><text:span text:style-name="T9">Если все действия были выполнены , значение реквизита </text:span><text:span text:style-name="T20">State </text:span><text:span text:style-name="T9">изменяется на «</text:span><text:span text:style-name="T1">Success</text:span><text:span text:style-name="T9">» или «</text:span><text:span text:style-name="T1">Error</text:span><text:span text:style-name="T9">» </text:span><text:span text:style-name="T26">в зависимости от успеха\неудачи выполнения.</text:span></text:p>
      <text:h text:style-name="Heading_20_1" text:outline-level="1">Регистр сведений «ActionEventsLog»</text:h>
      <text:p text:style-name="P50">Регистр предназначен для записи событий <text:span text:style-name="T39">возникающих </text:span>при выполнении отдельных действий задач. Одно действие может генерировать несколько событий.</text:p>
      <text:p text:style-name="P28"><text:soft-page-break/>Периодичность: Нет.</text:p>
      <text:p text:style-name="P28">Подчинение регистратору: Нет.</text:p>
      <text:p text:style-name="P28">Измерения:</text:p>
      <text:p text:style-name="P46"><text:span text:style-name="T9">TaskRunningEvent </text:span><text:span text:style-name="T1">&lt;</text:span><text:span text:style-name="T9">ДокументСсылка.TaskRunningEvent</text:span><text:span text:style-name="T1">&gt;.</text:span></text:p>
      <text:p text:style-name="P46"><text:span text:style-name="T1">LineNum &lt;</text:span><text:span text:style-name="T9">Число 9,0</text:span><text:span text:style-name="T1">&gt; - </text:span><text:span text:style-name="T9">порядковый <text:s/>номер события, нумерация ведется в пределах одной задачи.</text:span></text:p>
      <text:p text:style-name="P30">Ресурсы:</text:p>
      <text:p text:style-name="P48"><text:span text:style-name="T9">Action </text:span><text:span text:style-name="T1">&lt;</text:span><text:span text:style-name="T9">СправочникСсылка.</text:span><text:span text:style-name="T1">Actions&gt; - </text:span><text:span text:style-name="T9">действие при выполнении которого, произошло событие.</text:span></text:p>
      <text:p text:style-name="P48"><text:span text:style-name="T9">State </text:span><text:span text:style-name="T1">&lt;</text:span><text:span text:style-name="T9">ПеречислениеСсылка.ActionEventTypes</text:span><text:span text:style-name="T1">&gt; - </text:span><text:span text:style-name="T9">Тип события (Start,</text:span><text:span text:style-name="T1">Error,DetailedInfo,Success</text:span><text:span text:style-name="T9">);</text:span></text:p>
      <text:p text:style-name="P48"><text:span text:style-name="T9">Description </text:span><text:span text:style-name="T1">&lt;</text:span><text:span text:style-name="T9">Строка</text:span><text:span text:style-name="T1">&gt; - </text:span><text:span text:style-name="T9">текстовое описание событие.</text:span></text:p>
      <text:p text:style-name="P17">Date &lt;DateTime&gt; - <text:span text:style-name="T9">дата и время возникновения события.</text:span></text:p>
      <text:p text:style-name="P17"><text:span text:style-name="T9">Регистр не сделан периодическим потому что, записи чаще будут отбираться не по периоду, а по значению ссылки на документ </text:span><text:span text:style-name="T21">TaskRunningEvent. </text:span><text:span text:style-name="T9">Поэтому ссылка должна идти на первом месте в составном индексе.</text:span></text:p>
      <text:h text:style-name="P59" text:outline-level="1">Регистр сведений «<text:span text:style-name="T36">RepUsers</text:span>»</text:h>
      <text:p text:style-name="P50">Регистр предназначен для хранения списка пользователей, которым разрешено работать <text:span text:style-name="T39">с</text:span> данным хранилищем. Для хранилища <text:span text:style-name="T37">должен быть задан хотя бы один пользователь.</text:span></text:p>
      <text:p text:style-name="P29">Периодичность: Нет.</text:p>
      <text:p text:style-name="P29">Подчинение регистратору: Нет.</text:p>
      <text:p text:style-name="P29">Измерения:</text:p>
      <text:p text:style-name="P47"><text:span text:style-name="T22">User</text:span><text:span text:style-name="T9"> </text:span><text:span text:style-name="T1">&lt;</text:span><text:span text:style-name="T22">СправочникСсылка</text:span><text:span text:style-name="T9">.</text:span><text:span text:style-name="T22">Users</text:span><text:span text:style-name="T1">&gt; - </text:span><text:span text:style-name="T22">ссылка на справочн</text:span><text:span text:style-name="T27">и</text:span><text:span text:style-name="T22">к Users из подсистемы Users БСП</text:span><text:span text:style-name="T1">.</text:span></text:p>
      <text:p text:style-name="P47"><text:span text:style-name="T5">Repository</text:span><text:span text:style-name="T1"> &lt;</text:span><text:span text:style-name="T22">СправочникСсылка.</text:span><text:span text:style-name="T5">Repositories</text:span><text:span text:style-name="T1">&gt; <text:s/>- </text:span><text:span text:style-name="T22">хранилище для котор</text:span><text:span text:style-name="T27">ого </text:span><text:span text:style-name="T22">задаются пользователи в регистре.</text:span></text:p>
      <text:p text:style-name="P31">Ресурсы:</text:p>
      <text:p text:style-name="P49"><text:span text:style-name="T22">RepUserName</text:span><text:span text:style-name="T9"> </text:span><text:span text:style-name="T1">&lt;</text:span><text:span text:style-name="T22">Строка</text:span><text:span text:style-name="T1">&gt; - </text:span><text:span text:style-name="T27">и</text:span><text:span text:style-name="T22">мя пользователя хранилища</text:span><text:span text:style-name="T9">.</text:span></text:p>
      <text:p text:style-name="P49"><text:span text:style-name="T22">RepPassword</text:span><text:span text:style-name="T9"> </text:span><text:span text:style-name="T1">&lt;</text:span><text:span text:style-name="T22">Строка</text:span><text:span text:style-name="T1">&gt; - <text:s/></text:span><text:span text:style-name="T22">пароль пользователя в хранилище</text:span><text:span text:style-name="T9">;</text:span></text:p>
      <text:h text:style-name="Heading_20_1" text:outline-level="1">Обработка «StartPage»</text:h>
      <text:p text:style-name="P18"><text:span text:style-name="T9">Обработка представляет из себя рабочий стол пользователя для работы с подсистемой «</text:span>Repositories<text:span text:style-name="T9">». Главн</text:span><text:span text:style-name="T28">ое</text:span><text:span text:style-name="T9"> назначение — </text:span><text:span text:style-name="T28">обеспечение удобного</text:span><text:span text:style-name="T9"> доступ</text:span><text:span text:style-name="T28">а</text:span><text:span text:style-name="T9"> к задачам </text:span><text:span text:style-name="T28">хранилища</text:span><text:span text:style-name="T9">.</text:span></text:p>
      <text:p text:style-name="P32"/>
      <text:p text:style-name="P55"><text:soft-page-break/>Обработки выполняющие действия</text:p>
      <text:p text:style-name="P33"/>
      <text:p text:style-name="P51"><text:span text:style-name="T9">Обработка, предназначенная для подключения к справочнику «</text:span><text:span text:style-name="T1">Actions</text:span><text:span text:style-name="T9">» должна реализовывать в модуле объекта следующие экспортные функции:</text:span></text:p>
      <text:p text:style-name="P52"><text:span text:style-name="T9">Run(LogLineNumber, CommonParams, Action, ActionParams, ShowMessages)</text:span><text:span text:style-name="T23">, где</text:span></text:p>
      <text:p text:style-name="P52"><text:span text:style-name="T23"><text:s text:c="2"/></text:span><text:span text:style-name="T9">LogLineNumber — </text:span><text:span text:style-name="T23">порядковый номер события.</text:span></text:p>
      <text:p text:style-name="P34">CommonParams - <text:s/>структура, содержащая перечень общих параметров, существующих во время выполнения задачи.</text:p>
      <text:p text:style-name="P52"><text:span text:style-name="T23">Action — ссылка на элемент справочника «</text:span><text:span text:style-name="T6">Actions</text:span><text:span text:style-name="T23">».</text:span></text:p>
      <text:p text:style-name="P52"><text:span text:style-name="T9">ActionParams</text:span><text:span text:style-name="T23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3">» табличной части «</text:span><text:span text:style-name="T6">Actions</text:span><text:span text:style-name="T23">» справочника «</text:span><text:span text:style-name="T6">Tasks</text:span><text:span text:style-name="T23">» ).</text:span></text:p>
      <text:p text:style-name="P52"><text:span text:style-name="T23">ShowMessages <text:s/></text:span><text:span text:style-name="T6">&lt;</text:span><text:span text:style-name="T23">Булево</text:span><text:span text:style-name="T6">&gt; </text:span><text:span text:style-name="T23">- определяет необходимость отображать интерактивные сообщения пользователю (помимо записи в журнал).</text:span></text:p>
      <text:p text:style-name="P34"/>
      <text:p text:style-name="P53"><text:span text:style-name="T23">IsRepositoryDataProcessor</text:span><text:span text:style-name="T9">() - возвращает Истина, если эта обработка предназначена для подключения к задачам хран</text:span><text:span text:style-name="T28">и</text:span><text:span text:style-name="T9">лищ</text:span><text:span text:style-name="T28">а</text:span><text:span text:style-name="T9">.</text:span></text:p>
      <text:p text:style-name="P34">IsParamsForm() -возвращает Истина, если обработка имеет форму настроек.</text:p>
      <text:p text:style-name="P34"/>
      <text:p text:style-name="P35">На текущий момент реализовано две обработки:</text:p>
      <text:p text:style-name="P35">DumpConfFromRepository — предназначена для сохранения актуальной версии конфигурации из хранилища на диск.</text:p>
      <text:p text:style-name="P35"/>
      <text:p text:style-name="P54"><text:span text:style-name="T9">SendEmail - <text:s/>предназначена для отправки произвольного </text:span><text:span text:style-name="T1">email </text:span><text:span text:style-name="T9">сообщения списку 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9">полный путь сохранения файла конфигурации. Механизм заполнения шаблонов еще нуждается в доработке.</text:span></text:p>
      <text:p text:style-name="P61">Роль «<text:span text:style-name="T1">RepositoryUser»</text:span></text:p>
      <text:p text:style-name="P68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0">з</text:span>м ограничения доступа к справочнику <text:span text:style-name="T1">“Repositories”</text:span> и к связанным с ним таблицам.</text:p>
      <text:p text:style-name="P55"><text:soft-page-break/></text:p>
      <text:p text:style-name="P55">Заимствованные подсистемы из БСП</text:p>
      <text:list xml:id="list3910014870745867790" text:style-name="L3">
        <text:list-item>
          <text:p text:style-name="P66">AdditionalReportsAndDataProcessors</text:p>
        </text:list-item>
        <text:list-item>
          <text:p text:style-name="P66">BaseFunctionality</text:p>
        </text:list-item>
        <text:list-item>
          <text:p text:style-name="P66">EmailOperations</text:p>
        </text:list-item>
        <text:list-item>
          <text:p text:style-name="P66">Users</text:p>
        </text:list-item>
        <text:list-item>
          <text:p text:style-name="P67"><text:span text:style-name="T8">InfobaseVersionUpdate</text:span><text:span text:style-name="T29"><text:tab/><text:tab/><text:tab/><text:tab/><text:tab/> <text:s text:c="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6T21:26:12.460000000</dc:date>
    <meta:editing-duration>PT2H57M54S</meta:editing-duration>
    <meta:editing-cycles>37</meta:editing-cycles>
    <meta:generator>LibreOffice/5.0.0.5$Windows_x86 LibreOffice_project/1b1a90865e348b492231e1c451437d7a15bb262b</meta:generator>
    <meta:document-statistic meta:table-count="0" meta:image-count="1" meta:object-count="0" meta:page-count="7" meta:paragraph-count="103" meta:word-count="1320" meta:character-count="10962" meta:non-whitespace-character-count="9723"/>
  </office:meta>
</office:document-meta>
</file>